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2">
      <style:text-properties fo:language="cs" fo:country="CZ" officeooo:paragraph-rsid="00058fba"/>
    </style:style>
    <style:style style:name="P2" style:family="paragraph" style:parent-style-name="Subtitle">
      <style:paragraph-properties fo:text-align="start" style:justify-single-word="false"/>
      <style:text-properties fo:language="cs" fo:country="CZ"/>
    </style:style>
    <style:style style:name="P3" style:family="paragraph" style:parent-style-name="Text_20_body">
      <style:text-properties fo:language="cs" fo:country="CZ" officeooo:rsid="0006a0ac" officeooo:paragraph-rsid="0006a0ac"/>
    </style:style>
    <style:style style:name="P4" style:family="paragraph" style:parent-style-name="Text_20_body">
      <style:text-properties style:font-name="Liberation Sans" fo:font-size="12pt" fo:language="cs" fo:country="CZ" officeooo:rsid="00058fba" officeooo:paragraph-rsid="00058fba" style:font-size-asian="12pt" style:font-size-complex="12pt"/>
    </style:style>
    <style:style style:name="P5" style:family="paragraph" style:parent-style-name="Text_20_body">
      <style:text-properties style:font-name="Liberation Sans" fo:font-size="12pt" fo:language="cs" fo:country="CZ" officeooo:rsid="0006a0ac" officeooo:paragraph-rsid="0006a0ac" style:font-size-asian="12pt" style:font-size-complex="12pt"/>
    </style:style>
    <style:style style:name="P6" style:family="paragraph" style:parent-style-name="Text_20_body">
      <style:text-properties style:font-name="Liberation Sans" fo:font-size="12pt" fo:language="cs" fo:country="CZ" officeooo:paragraph-rsid="0006a0ac" style:font-size-asian="12pt" style:font-size-complex="12pt"/>
    </style:style>
    <style:style style:name="P7" style:family="paragraph" style:parent-style-name="Text_20_body">
      <style:text-properties style:font-name="Liberation Sans" fo:font-size="12pt" fo:language="cs" fo:country="CZ" officeooo:rsid="000858f8" officeooo:paragraph-rsid="000858f8" style:font-size-asian="12pt" style:font-size-complex="12pt"/>
    </style:style>
    <style:style style:name="P8" style:family="paragraph" style:parent-style-name="Text_20_body">
      <style:text-properties officeooo:paragraph-rsid="000858f8"/>
    </style:style>
    <style:style style:name="P9" style:family="paragraph" style:parent-style-name="Text_20_body">
      <style:text-properties fo:font-weight="bold" officeooo:rsid="000dfb01" officeooo:paragraph-rsid="000dfb01" style:font-weight-asian="bold" style:font-weight-complex="bold"/>
    </style:style>
    <style:style style:name="T1" style:family="text">
      <style:text-properties officeooo:rsid="00058fba"/>
    </style:style>
    <style:style style:name="T2" style:family="text">
      <style:text-properties style:font-name="Liberation Sans" fo:font-size="12pt" fo:language="cs" fo:country="CZ" officeooo:rsid="000858f8" style:font-size-asian="12pt" style:font-size-complex="12pt"/>
    </style:style>
    <style:style style:name="T3" style:family="text">
      <style:text-properties style:font-name="Liberation Sans" fo:font-size="12pt" fo:language="cs" fo:country="CZ" fo:font-weight="bold" officeooo:rsid="000858f8" style:font-size-asian="12pt" style:font-weight-asian="bold" style:font-size-complex="12pt" style:font-weight-complex="bold"/>
    </style:style>
    <style:style style:name="T4" style:family="text">
      <style:text-properties fo:color="#ffffff" loext:opacity="100%" officeooo:rsid="0006a0ac" fo:background-color="#ffffff" loext:char-shading-value="0"/>
    </style:style>
    <style:style style:name="T5" style:family="text">
      <style:text-properties fo:color="#000000" loext:opacity="100%" style:font-name="Liberation Sans" fo:font-size="12pt" fo:font-weight="normal" style:font-size-asian="12pt" style:font-size-complex="12pt"/>
    </style:style>
    <style:style style:name="T6" style:family="text">
      <style:text-properties fo:color="#000000" loext:opacity="100%" style:font-name="Liberation Sans" fo:font-size="12pt" fo:language="cs" fo:country="CZ" fo:font-weight="normal" style:font-size-asian="12pt" style:font-size-complex="12pt"/>
    </style:style>
    <style:style style:name="T7" style:family="text">
      <style:text-properties fo:color="#000000" loext:opacity="100%" style:font-name="Liberation Sans" fo:font-size="12pt" fo:language="cs" fo:country="CZ" fo:font-weight="normal" officeooo:rsid="000b71a2" style:font-size-asian="12pt" style:font-size-complex="12pt"/>
    </style:style>
    <style:style style:name="T8" style:family="text">
      <style:text-properties fo:color="#000000" loext:opacity="100%" style:font-name="Liberation Sans" fo:font-size="12pt" fo:language="cs" fo:country="CZ" fo:font-weight="normal" officeooo:rsid="000c1d09" style:font-size-asian="12pt" style:font-size-complex="12pt"/>
    </style:style>
    <style:style style:name="T9" style:family="text">
      <style:text-properties fo:color="#000000" loext:opacity="100%" style:font-name="Liberation Sans" fo:font-size="12pt" fo:language="cs" fo:country="CZ" fo:font-weight="bold" style:font-size-asian="12pt" style:font-weight-asian="bold" style:font-size-complex="12pt" style:font-weight-complex="bold"/>
    </style:style>
    <style:style style:name="T10" style:family="text">
      <style:text-properties fo:color="#000000" loext:opacity="100%" style:font-name="Liberation Sans" fo:font-size="12pt" fo:language="cs" fo:country="CZ" style:font-size-asian="12pt" style:font-size-complex="12pt"/>
    </style:style>
    <style:style style:name="T11" style:family="text">
      <style:text-properties fo:color="#000000" loext:opacity="100%" style:font-name="Liberation Sans" fo:font-size="12pt" fo:language="cs" fo:country="CZ" officeooo:rsid="000c1d09" style:font-size-asian="12pt" style:font-size-complex="12pt"/>
    </style:style>
    <style:style style:name="T12" style:family="text">
      <style:text-properties fo:color="#000000" loext:opacity="100%" fo:font-weight="normal" fo:background-color="#ffffff" loext:char-shading-value="0"/>
    </style:style>
    <style:style style:name="T13" style:family="text">
      <style:text-properties officeooo:rsid="0006a0ac" fo:background-color="#ffffff" loext:char-shading-value="0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06a0ac" fo:background-color="#ffffff" loext:char-shading-value="0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Hlava XXII<text:tab/><text:tab/></text:p>
      <text:h text:style-name="P1" text:outline-level="2"><text:span text:style-name="T1">Joseph Heller</text:span></text:h>
      <text:h text:style-name="P1" text:outline-level="2"><text:tab/></text:h>
      <text:p text:style-name="P4"><text:span text:style-name="T14">Forma</text:span>: próza</text:p>
      <text:p text:style-name="P5"><text:span text:style-name="T14">Druh</text:span>: epika</text:p>
      <text:p text:style-name="P5"><text:span text:style-name="T14">Žánr</text:span>: román</text:p>
      <text:p text:style-name="P6"><text:span text:style-name="T15">Doba a místo</text:span><text:span text:style-name="T13">:</text:span><text:span text:style-name="T4"> </text:span><text:span text:style-name="T12">období 2.světové války </text:span>ostrov Pianolave Středozemním moři </text:p>
      <text:p text:style-name="P7"><text:span text:style-name="T14">Téma</text:span>: americký protiválečný román se společensko – kritickými prvky</text:p>
      <text:p text:style-name="P8"><text:span text:style-name="T3">Kompozice:</text:span><text:span text:style-name="T2"> Líčení mnoha absurdních situací.Kapitoly spojuje hlavní postava Yossarian.Složitá struktura časové roviny, díky kapitolám zaměřeným vždy na novou postavu, podle které se i danná kapitola jmenuje.</text:span></text:p>
      <text:p text:style-name="P8"><text:span text:style-name="T9">Jazyk a Vypravěč</text:span><text:span text:style-name="T5">: </text:span><text:span text:style-name="T7">Líčení postav v neskrývanné ironii a satiře.</text:span><text:span text:style-name="T8">Tenká hranice mezi morbiditou a naprostou vážností</text:span></text:p>
      <text:p text:style-name="P9"><text:span text:style-name="T11">D</text:span><text:span text:style-name="T10">ěj: </text:span></text:p>
      <text:p text:style-name="P9"><text:span text:style-name="T10"/></text:p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0.3$Windows_X86_64 LibreOffice_project/8061b3e9204bef6b321a21033174034a5e2ea88e</meta:generator>
    <dc:date>2020-12-26T17:01:28.988000000</dc:date>
    <meta:editing-duration>PT32M3S</meta:editing-duration>
    <meta:editing-cycles>11</meta:editing-cycles>
    <meta:document-statistic meta:table-count="0" meta:image-count="0" meta:object-count="0" meta:page-count="1" meta:paragraph-count="11" meta:word-count="71" meta:character-count="522" meta:non-whitespace-character-count="455"/>
  </office:meta>
</office:document-meta>
</file>